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0576in" fo:margin-left="0.3333in" fo:margin-top="0in" fo:margin-bottom="0in" table:align="left" style:writing-mode="lr-tb"/>
    </style:style>
    <style:style style:name="Table1.A" style:family="table-column">
      <style:table-column-properties style:column-width="0.9535in"/>
    </style:style>
    <style:style style:name="Table1.B" style:family="table-column">
      <style:table-column-properties style:column-width="1.4063in"/>
    </style:style>
    <style:style style:name="Table1.C" style:family="table-column">
      <style:table-column-properties style:column-width="0.697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in" fo:border="0.0139in solid #a3a3a3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master-page-name="Standard">
      <style:paragraph-properties fo:margin-top="0in" fo:margin-bottom="0in" fo:line-height="100%" style:page-number="auto"/>
    </style:style>
    <style:style style:name="P3" style:family="paragraph" style:parent-style-name="Standard" style:list-style-name="WWNum1">
      <style:paragraph-properties fo:margin-left="0.3752in" fo:margin-right="0in" fo:margin-top="0in" fo:margin-bottom="0in" fo:line-height="100%" fo:text-indent="0in" style:auto-text-indent="false"/>
    </style:style>
    <style:style style:name="P4" style:family="paragraph" style:parent-style-name="Standard" style:list-style-name="WWNum4">
      <style:paragraph-properties fo:margin-left="0.3752in" fo:margin-right="0in" fo:margin-top="0in" fo:margin-bottom="0in" fo:line-height="100%" fo:text-indent="0in" style:auto-text-indent="false"/>
    </style:style>
    <style:style style:name="P5" style:family="paragraph" style:parent-style-name="Standard" style:list-style-name="WWNum6">
      <style:paragraph-properties fo:margin-left="0.3752in" fo:margin-right="0in" fo:margin-top="0in" fo:margin-bottom="0in" fo:line-height="100%" fo:text-indent="0in" style:auto-text-indent="false"/>
    </style:style>
    <style:style style:name="P6" style:family="paragraph" style:parent-style-name="Standard" style:list-style-name="WWNum7">
      <style:paragraph-properties fo:margin-left="0.3752in" fo:margin-right="0in" fo:margin-top="0in" fo:margin-bottom="0in" fo:line-height="100%" fo:text-indent="0in" style:auto-text-indent="false"/>
    </style:style>
    <style:style style:name="P7" style:family="paragraph" style:parent-style-name="Standard" style:list-style-name="WWNum2">
      <style:paragraph-properties fo:margin-left="0.75in" fo:margin-right="0in" fo:margin-top="0in" fo:margin-bottom="0in" fo:line-height="100%" fo:text-indent="0in" style:auto-text-indent="false"/>
    </style:style>
    <style:style style:name="P8" style:family="paragraph" style:parent-style-name="Standard" style:list-style-name="WWNum3">
      <style:paragraph-properties fo:margin-left="0.75in" fo:margin-right="0in" fo:margin-top="0in" fo:margin-bottom="0in" fo:line-height="100%" fo:text-indent="0in" style:auto-text-indent="false"/>
    </style:style>
    <style:style style:name="P9" style:family="paragraph" style:parent-style-name="Standard" style:list-style-name="WWNum5">
      <style:paragraph-properties fo:margin-left="0.75in" fo:margin-right="0in" fo:margin-top="0in" fo:margin-bottom="0in" fo:line-height="100%" fo:text-indent="0in" style:auto-text-indent="false"/>
    </style:style>
    <style:style style:name="P10" style:family="paragraph" style:parent-style-name="Standard" style:list-style-name="WWNum3">
      <style:paragraph-properties fo:margin-left="1.1252in" fo:margin-right="0in" fo:margin-top="0in" fo:margin-bottom="0in" fo:line-height="100%" fo:text-indent="0in" style:auto-text-indent="false"/>
    </style:style>
    <style:style style:name="P11" style:family="paragraph" style:parent-style-name="Standard" style:list-style-name="WWNum4">
      <style:paragraph-properties fo:margin-left="1.1252in" fo:margin-right="0in" fo:margin-top="0in" fo:margin-bottom="0in" fo:line-height="100%" fo:text-indent="0in" style:auto-text-indent="false"/>
    </style:style>
    <style:style style:name="T1" style:family="text">
      <style:text-properties fo:color="#000000" style:font-name="Calibri" style:font-name-asian="Times New Roman1" style:language-asian="lv" style:country-asian="LV" style:font-name-complex="Times New Roman1"/>
    </style:style>
    <style:style style:name="T2" style:family="text">
      <style:text-properties fo:color="#000000" style:font-name="Calibri" style:text-underline-style="solid" style:text-underline-width="auto" style:text-underline-color="font-color" fo:font-weight="bold" style:font-name-asian="Times New Roman1" style:language-asian="lv" style:country-asian="LV" style:font-weight-asian="bold" style:font-name-complex="Times New Roman1" style:font-weight-complex="bold"/>
    </style:style>
    <style:style style:name="T3" style:family="text">
      <style:text-properties style:font-name="Calibri" style:font-name-asian="Times New Roman1" style:language-asian="lv" style:country-asian="LV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oBack"/><text:span text:style-name="T2">Uzdevuma formulējums:</text:span></text:p>
      <text:p text:style-name="P1"><text:span text:style-name="T1"> </text:span></text:p>
      <text:p text:style-name="P1"><text:span text:style-name="T1">Izveidot .NET C# konsoles aplikāciju, kura realizē divu veidu preču definēšanu un pirkuma noformēšanu, piemērojot atlaidi.</text:span></text:p>
      <text:p text:style-name="P1"><text:span text:style-name="T1"> </text:span></text:p>
      <text:p text:style-name="P1"><text:span text:style-name="T2">Uzdevuma apraksts</text:span></text:p>
      <text:list xml:id="list8817205965851068413" text:style-name="WWNum1">
        <text:list-item>
          <text:p text:style-name="P3"><text:span text:style-name="T1">Nodefinēt piecas divu veidu brīvi izvēlētas preces. Veidojot preci jābūt ienākošo parametru validācijai, ja ir ievadīti nekorekti dati jāatgriež argumenta izņēmums (exception), norādot kurš parametrs neatbilst prasībām un atbilstošs paziņojums.</text:span></text:p>
        </text:list-item>
      </text:list>
      <text:list xml:id="list4748319576474588044" text:style-name="WWNum2">
        <text:list-item>
          <text:list>
            <text:list-item>
              <text:p text:style-name="P7"><text:span text:style-name="T1">Veids I - Telefoni</text:span></text:p>
            </text:list-item>
          </text:list>
        </text:list-item>
      </text:list>
      <text:list xml:id="list670689531482806801" text:style-name="WWNum3">
        <text:list-item>
          <text:list>
            <text:list-item>
              <text:list>
                <text:list-item>
                  <text:p text:style-name="P10"><text:span text:style-name="T1">Īpašība: Preces kods - tiek veidots formātā T + 3 brīvi izvēlēti skaitļi (piemēram T001);</text:span></text:p>
                </text:list-item>
                <text:list-item>
                  <text:p text:style-name="P10"><text:span text:style-name="T1">Īpašība: Preces nosaukums - brīvi izvēlēts nosaukums ar pieļaujamo garumu 200 simboli;</text:span></text:p>
                </text:list-item>
                <text:list-item>
                  <text:p text:style-name="P10"><text:span text:style-name="T1">Īpašība: Preces cena - pozitīvs decimālskaitlis;</text:span></text:p>
                </text:list-item>
                <text:list-item>
                  <text:p text:style-name="P10"><text:span text:style-name="T1">Īpašība: Piemērojamā atlaide, ja ir atlaižu karte - pozitīvs naturāls.</text:span></text:p>
                </text:list-item>
              </text:list>
            </text:list-item>
            <text:list-item>
              <text:p text:style-name="P8"><text:span text:style-name="T1">Veids II - Portatīvie datori</text:span></text:p>
            </text:list-item>
          </text:list>
        </text:list-item>
      </text:list>
      <text:list xml:id="list9129392033452327401" text:style-name="WWNum4">
        <text:list-item>
          <text:list>
            <text:list-item>
              <text:list>
                <text:list-item>
                  <text:p text:style-name="P11"><text:span text:style-name="T1">Īpašība: Preces kods - tiek veidots formātā PC + 4 brīvi izvēlēti skaitļi (piemēram PC0120);</text:span></text:p>
                </text:list-item>
                <text:list-item>
                  <text:p text:style-name="P11"><text:span text:style-name="T1">Īpašība: Preces nosaukums - brīvi izvēlēts nosaukums ar pieļaujamo garumu 220 simboli;</text:span></text:p>
                </text:list-item>
                <text:list-item>
                  <text:p text:style-name="P11"><text:span text:style-name="T1">Īpašība: Preces cena - pozitīvs decimālskaitlis;</text:span></text:p>
                </text:list-item>
                <text:list-item>
                  <text:p text:style-name="P11"><text:span text:style-name="T1">Īpašība: Piemērojamā atlaide, ja ir atlaižu karte - pozitīvs naturāls.</text:span></text:p>
                </text:list-item>
              </text:list>
            </text:list-item>
          </text:list>
        </text:list-item>
        <text:list-item>
          <text:p text:style-name="P4"><text:span text:style-name="T1">Izveidot vienu pirkuma objektu, kurā norāda brīvi izvēlētu preču skaitu no dažādām kategorijām un norādi vai ir pieejama klienta karte.</text:span></text:p>
        </text:list-item>
      </text:list>
      <text:list xml:id="list3689726077885076920" text:style-name="WWNum5">
        <text:list-item>
          <text:list>
            <text:list-item>
              <text:p text:style-name="P9"><text:span text:style-name="T1">Metode: Čeka izdrukāšanai uz ekrāna.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3">Preces kods</text:span></text:p>
          </table:table-cell>
          <table:table-cell table:style-name="Table1.A1" office:value-type="string">
            <text:p text:style-name="P1"><text:span text:style-name="T3">Preces nosaukums</text:span></text:p>
          </table:table-cell>
          <table:table-cell table:style-name="Table1.A1" office:value-type="string">
            <text:p text:style-name="P1"><text:span text:style-name="T3">Cena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T001</text:span></text:p>
          </table:table-cell>
          <table:table-cell table:style-name="Table1.A1" office:value-type="string">
            <text:p text:style-name="P1"><text:span text:style-name="T3">Telefons 1</text:span></text:p>
          </table:table-cell>
          <table:table-cell table:style-name="Table1.A1" office:value-type="string">
            <text:p text:style-name="P1"><text:span text:style-name="T3">100.0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PC0120</text:span></text:p>
          </table:table-cell>
          <table:table-cell table:style-name="Table1.A1" office:value-type="string">
            <text:p text:style-name="P1"><text:span text:style-name="T3">Portatīvais dators 1</text:span></text:p>
          </table:table-cell>
          <table:table-cell table:style-name="Table1.A1" office:value-type="string">
            <text:p text:style-name="P1"><text:span text:style-name="T3">400.0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 </text:span></text:p>
          </table:table-cell>
          <table:table-cell table:style-name="Table1.A1" office:value-type="string">
            <text:p text:style-name="P1"><text:span text:style-name="T3">Kopā</text:span></text:p>
          </table:table-cell>
          <table:table-cell table:style-name="Table1.A1" office:value-type="string">
            <text:p text:style-name="P1"><text:span text:style-name="T3">500.00</text:span></text:p>
          </table:table-cell>
        </table:table-row>
      </table:table>
      <text:list xml:id="list655232048123763681" text:style-name="WWNum6">
        <text:list-item>
          <text:p text:style-name="P5"><text:span text:style-name="T1">Papildus nosacījumi. Atlaižu vērtībām jābūt konfigurējamām, bez nepieciešamības pārkompilēt .NET kodu. Konfigurācijai jāizmanto sekojošs princips: Preces kods, atlaide..</text:span></text:p>
        </text:list-item>
      </text:list>
      <text:p text:style-name="P1"><text:span text:style-name="T1"> </text:span></text:p>
      <text:p text:style-name="P1"><text:span text:style-name="T2">Izpildāmās darbības:</text:span></text:p>
      <text:list xml:id="list4980617833823460850" text:style-name="WWNum7">
        <text:list-item>
          <text:p text:style-name="P6"><text:span text:style-name="T1">Izveidot preci 1 veids I norādot kodu, nosaukumu un cenu</text:span></text:p>
        </text:list-item>
        <text:list-item>
          <text:p text:style-name="P6"><text:span text:style-name="T1">Izveidot preci 2 veids I norādot kodu, nosaukumu un cenu</text:span></text:p>
        </text:list-item>
        <text:list-item>
          <text:p text:style-name="P6"><text:span text:style-name="T1">Izveidot preci 3 veids I norādot kodu, nosaukumu un cenu</text:span></text:p>
        </text:list-item>
        <text:list-item>
          <text:p text:style-name="P6"><text:span text:style-name="T1">Izveidot preci 4 veids II norādot kodu, nosaukumu un cenu</text:span></text:p>
        </text:list-item>
        <text:list-item>
          <text:p text:style-name="P6"><text:span text:style-name="T1">Izveidot preci 5 veids II norādot kodu, nosaukumu un cenu</text:span></text:p>
        </text:list-item>
        <text:list-item>
          <text:p text:style-name="P6"><text:span text:style-name="T1">Izveidot pirkumu</text:span></text:p>
        </text:list-item>
        <text:list-item>
          <text:p text:style-name="P6"><text:span text:style-name="T1">Izvadīt uz ekrāna čekuusing System;</text:span></text:p>
        </text:list-item>
        <text:list-item>
          <text:p text:style-name="P6"><text:span text:style-name="T1">using System.Collections.Generic;</text:span></text:p>
        </text:list-item>
        <text:list-item>
          <text:p text:style-name="P6"><text:span text:style-name="T1">using System.Linq;</text:span></text:p>
        </text:list-item>
        <text:list-item>
          <text:p text:style-name="P6"><text:span text:style-name="T1">using System.Text;</text:span></text:p>
        </text:list-item>
        <text:list-item>
          <text:p text:style-name="P6"><text:span text:style-name="T1">using System.Text.RegularExpressions;</text:span></text:p>
        </text:list-item>
        <text:list-item>
          <text:p text:style-name="P6"><text:span text:style-name="T1">using System.Threading.Tasks;</text:span></text:p>
        </text:list-item>
        <text:list-item>
          <text:p text:style-name="P6"><text:span text:style-name="T1"/></text:p>
        </text:list-item>
        <text:list-item>
          <text:p text:style-name="P6"><text:span text:style-name="T1">namespace uzdevums_NET_programmetajam</text:span></text:p>
        </text:list-item>
        <text:list-item>
          <text:p text:style-name="P6"><text:span text:style-name="T1">{</text:span></text:p>
        </text:list-item>
        <text:list-item>
          <text:p text:style-name="P6"><text:span text:style-name="T1"><text:s text:c="4"/>class Program</text:span></text:p>
        </text:list-item>
        <text:list-item>
          <text:p text:style-name="P6"><text:soft-page-break/><text:span text:style-name="T1"><text:s text:c="4"/>{</text:span></text:p>
        </text:list-item>
        <text:list-item>
          <text:p text:style-name="P6"><text:span text:style-name="T1"><text:s text:c="8"/>static void Main(string[] args)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Console.WriteLine("Izveidot .NET C# konsoles aplikāciju, kura realizē divu veidu preču definēšanu un pirkuma noformēšanu, piemērojot atlaidi.");</text:span></text:p>
        </text:list-item>
        <text:list-item>
          <text:p text:style-name="P6"><text:span text:style-name="T1"><text:s text:c="11"/></text:span></text:p>
        </text:list-item>
        <text:list-item>
          <text:p text:style-name="P6"><text:span text:style-name="T1"><text:s text:c="12"/>//precu saraksta deklareshana</text:span></text:p>
        </text:list-item>
        <text:list-item>
          <text:p text:style-name="P6"><text:span text:style-name="T1"><text:s text:c="12"/>List&lt;Prece&gt; precu_katalogs = new List&lt;Prece&gt;();</text:span></text:p>
        </text:list-item>
        <text:list-item>
          <text:p text:style-name="P6"><text:span text:style-name="T1"><text:s text:c="12"/>//veidu/kategoriju saraksta deklaresana</text:span></text:p>
        </text:list-item>
        <text:list-item>
          <text:p text:style-name="P6"><text:span text:style-name="T1"><text:s text:c="12"/>List&lt;Veids&gt; veidu_katalogs = new List&lt;Veids&gt;();</text:span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12"/>//izveidojam kategorijas un veidus</text:span></text:p>
        </text:list-item>
        <text:list-item>
          <text:p text:style-name="P6"><text:span text:style-name="T1"><text:s text:c="12"/>Veids veids = new Veids();</text:span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12"/>Prece prece2 = new Prece("t000", "telefons", "010.511", "111"); <text:s/></text:span></text:p>
        </text:list-item>
        <text:list-item>
          <text:p text:style-name="P6"><text:span text:style-name="T1"><text:s text:c="12"/>Console.ReadKey();</text:span></text:p>
        </text:list-item>
        <text:list-item>
          <text:p text:style-name="P6"><text:span text:style-name="T1"/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7"/></text:span></text:p>
        </text:list-item>
        <text:list-item>
          <text:p text:style-name="P6"><text:span text:style-name="T1"><text:s text:c="8"/>public static bool formatsPareizs()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return false;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8"/>public static void pievienot_preci(Prece prece, List&lt;Prece&gt; katalogs)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katalogs.Add(prece);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8"/>public static void pievienot_veidu(string koda_f, string nos_f, List&lt;Veids&gt; katalogs)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Veids veids = new Veids();</text:span></text:p>
        </text:list-item>
        <text:list-item>
          <text:p text:style-name="P6"><text:span text:style-name="T1"><text:s text:c="12"/>katalogs.Add(veids);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8"/>/// &lt;summary&gt;</text:span></text:p>
        </text:list-item>
        <text:list-item>
          <text:p text:style-name="P6"><text:span text:style-name="T1"><text:s text:c="8"/>/// metode, kas parbauda vai string ir "regular expresion", validacijai lai izveidotu kategoriju/veidu precei</text:span></text:p>
        </text:list-item>
        <text:list-item>
          <text:p text:style-name="P6"><text:span text:style-name="T1"><text:s text:c="8"/>/// &lt;/summary&gt;</text:span></text:p>
        </text:list-item>
        <text:list-item>
          <text:p text:style-name="P6"><text:span text:style-name="T1"><text:s text:c="8"/>/// &lt;param name="pattern"&gt; valides koda_formats/ nos_formats &lt;/param&gt; </text:span></text:p>
        </text:list-item>
        <text:list-item>
          <text:p text:style-name="P6"><text:span text:style-name="T1"><text:s text:c="8"/>/// &lt;returns&gt;atgriez true ja valids un otradi&lt;/returns&gt;</text:span></text:p>
        </text:list-item>
        <text:list-item>
          <text:p text:style-name="P6"><text:span text:style-name="T1"><text:s text:c="8"/>private static bool IsValidRegex(string pattern)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if (string.IsNullOrEmpty(pattern)) return false;</text:span></text:p>
        </text:list-item>
        <text:list-item>
          <text:p text:style-name="P6"><text:span text:style-name="T1"><text:s text:c="12"/>try</text:span></text:p>
        </text:list-item>
        <text:list-item>
          <text:p text:style-name="P6"><text:span text:style-name="T1"><text:s text:c="12"/>{</text:span></text:p>
        </text:list-item>
        <text:list-item>
          <text:p text:style-name="P6"><text:span text:style-name="T1"><text:s text:c="16"/>Regex.Match("", pattern);</text:span></text:p>
        </text:list-item>
        <text:list-item>
          <text:p text:style-name="P6"><text:span text:style-name="T1"><text:s text:c="12"/>}</text:span></text:p>
        </text:list-item>
        <text:list-item>
          <text:p text:style-name="P6"><text:span text:style-name="T1"><text:s text:c="12"/>catch (ArgumentException)</text:span></text:p>
        </text:list-item>
        <text:list-item>
          <text:p text:style-name="P6"><text:span text:style-name="T1"><text:s text:c="12"/>{</text:span></text:p>
        </text:list-item>
        <text:list-item>
          <text:p text:style-name="P6"><text:soft-page-break/><text:span text:style-name="T1"><text:s text:c="16"/>Console.WriteLine();</text:span></text:p>
        </text:list-item>
        <text:list-item>
          <text:p text:style-name="P6"><text:span text:style-name="T1"><text:s text:c="16"/>return false;</text:span></text:p>
        </text:list-item>
        <text:list-item>
          <text:p text:style-name="P6"><text:span text:style-name="T1"><text:s text:c="12"/>}</text:span></text:p>
        </text:list-item>
        <text:list-item>
          <text:p text:style-name="P6"><text:span text:style-name="T1"><text:s text:c="12"/>return true;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4"/>}</text:span></text:p>
        </text:list-item>
        <text:list-item>
          <text:p text:style-name="P6"><text:span text:style-name="T1"><text:s text:c="4"/>/// &lt;summary&gt;</text:span></text:p>
        </text:list-item>
        <text:list-item>
          <text:p text:style-name="P6"><text:span text:style-name="T1"><text:s text:c="4"/>/// klase Preces - ipašības (kods,nosaukums,cena,atlaide, skaits)</text:span></text:p>
        </text:list-item>
        <text:list-item>
          <text:p text:style-name="P6"><text:span text:style-name="T1"><text:s text:c="4"/>/// &lt;/summary&gt;</text:span></text:p>
        </text:list-item>
        <text:list-item>
          <text:p text:style-name="P6"><text:span text:style-name="T1"><text:s text:c="4"/>class Prece</text:span></text:p>
        </text:list-item>
        <text:list-item>
          <text:p text:style-name="P6"><text:span text:style-name="T1"><text:s text:c="4"/>{</text:span></text:p>
        </text:list-item>
        <text:list-item>
          <text:p text:style-name="P6"><text:span text:style-name="T1"><text:s text:c="8"/>private string _kods, <text:s/>_nosaukums, <text:s/>_cena, <text:s/>_atlaide;</text:span></text:p>
        </text:list-item>
        <text:list-item>
          <text:p text:style-name="P6"><text:span text:style-name="T1"><text:s text:c="8"/>private string kods_tmp, nosaukums_tmp, cena_tmp, atlaide_tmp;</text:span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8"/>public string kods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get</text:span></text:p>
        </text:list-item>
        <text:list-item>
          <text:p text:style-name="P6"><text:span text:style-name="T1"><text:s text:c="12"/>{</text:span></text:p>
        </text:list-item>
        <text:list-item>
          <text:p text:style-name="P6"><text:span text:style-name="T1"><text:s text:c="16"/>Console.WriteLine("get");</text:span></text:p>
        </text:list-item>
        <text:list-item>
          <text:p text:style-name="P6"><text:span text:style-name="T1"><text:s text:c="16"/>return _kods;</text:span></text:p>
        </text:list-item>
        <text:list-item>
          <text:p text:style-name="P6"><text:span text:style-name="T1"><text:s text:c="12"/>}</text:span></text:p>
        </text:list-item>
        <text:list-item>
          <text:p text:style-name="P6"><text:span text:style-name="T1"><text:s text:c="12"/>set</text:span></text:p>
        </text:list-item>
        <text:list-item>
          <text:p text:style-name="P6"><text:span text:style-name="T1"><text:s text:c="12"/>{</text:span></text:p>
        </text:list-item>
        <text:list-item>
          <text:p text:style-name="P6"><text:span text:style-name="T1"><text:s text:c="16"/>Console.WriteLine("set");</text:span></text:p>
        </text:list-item>
        <text:list-item>
          <text:p text:style-name="P6"><text:span text:style-name="T1"><text:s text:c="16"/>if (string.IsNullOrEmpty(kods_tmp))</text:span></text:p>
        </text:list-item>
        <text:list-item>
          <text:p text:style-name="P6"><text:span text:style-name="T1"><text:s text:c="16"/>{</text:span></text:p>
        </text:list-item>
        <text:list-item>
          <text:p text:style-name="P6"><text:span text:style-name="T1"><text:s text:c="20"/>Console.WriteLine("ievadiet preces kodu!");</text:span></text:p>
        </text:list-item>
        <text:list-item>
          <text:p text:style-name="P6"><text:span text:style-name="T1"><text:s text:c="20"/>throw new ArgumentException("preces parametrs:kods IsNullOrEmty !" );</text:span></text:p>
        </text:list-item>
        <text:list-item>
          <text:p text:style-name="P6"><text:span text:style-name="T1"><text:s text:c="16"/>}</text:span></text:p>
        </text:list-item>
        <text:list-item>
          <text:p text:style-name="P6"><text:span text:style-name="T1"><text:s text:c="16"/>_kods = kods_tmp;</text:span></text:p>
        </text:list-item>
        <text:list-item>
          <text:p text:style-name="P6"><text:span text:style-name="T1"><text:s text:c="12"/>}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8"/>public string nosaukums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get</text:span></text:p>
        </text:list-item>
        <text:list-item>
          <text:p text:style-name="P6"><text:span text:style-name="T1"><text:s text:c="12"/>{</text:span></text:p>
        </text:list-item>
        <text:list-item>
          <text:p text:style-name="P6"><text:span text:style-name="T1"><text:s text:c="16"/>return _nosaukums;</text:span></text:p>
        </text:list-item>
        <text:list-item>
          <text:p text:style-name="P6"><text:span text:style-name="T1"><text:s text:c="12"/>}</text:span></text:p>
        </text:list-item>
        <text:list-item>
          <text:p text:style-name="P6"><text:span text:style-name="T1"><text:s text:c="12"/>set</text:span></text:p>
        </text:list-item>
        <text:list-item>
          <text:p text:style-name="P6"><text:span text:style-name="T1"><text:s text:c="12"/>{</text:span></text:p>
        </text:list-item>
        <text:list-item>
          <text:p text:style-name="P6"><text:span text:style-name="T1"><text:s text:c="16"/>if (string.IsNullOrEmpty(nosaukums_tmp))</text:span></text:p>
        </text:list-item>
        <text:list-item>
          <text:p text:style-name="P6"><text:span text:style-name="T1"><text:s text:c="16"/>{</text:span></text:p>
        </text:list-item>
        <text:list-item>
          <text:p text:style-name="P6"><text:span text:style-name="T1"><text:s text:c="20"/>Console.WriteLine("ievadiet preces nosaukumu!");</text:span></text:p>
        </text:list-item>
        <text:list-item>
          <text:p text:style-name="P6"><text:span text:style-name="T1"><text:s text:c="20"/>throw new ArgumentException("preces parametrs:nosaukums IsNullOrEmty !");</text:span></text:p>
        </text:list-item>
        <text:list-item>
          <text:p text:style-name="P6"><text:span text:style-name="T1"><text:s text:c="16"/>}</text:span></text:p>
        </text:list-item>
        <text:list-item>
          <text:p text:style-name="P6"><text:span text:style-name="T1"><text:s text:c="16"/>_nosaukums = nosaukums_tmp;</text:span></text:p>
        </text:list-item>
        <text:list-item>
          <text:p text:style-name="P6"><text:span text:style-name="T1"><text:s text:c="12"/>}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8"/>public string cena</text:span></text:p>
        </text:list-item>
        <text:list-item>
          <text:p text:style-name="P6"><text:soft-page-break/><text:span text:style-name="T1"><text:s text:c="8"/>{</text:span></text:p>
        </text:list-item>
        <text:list-item>
          <text:p text:style-name="P6"><text:span text:style-name="T1"><text:s text:c="12"/>get</text:span></text:p>
        </text:list-item>
        <text:list-item>
          <text:p text:style-name="P6"><text:span text:style-name="T1"><text:s text:c="12"/>{</text:span></text:p>
        </text:list-item>
        <text:list-item>
          <text:p text:style-name="P6"><text:span text:style-name="T1"><text:s text:c="16"/>return _cena;</text:span></text:p>
        </text:list-item>
        <text:list-item>
          <text:p text:style-name="P6"><text:span text:style-name="T1"><text:s text:c="12"/>}</text:span></text:p>
        </text:list-item>
        <text:list-item>
          <text:p text:style-name="P6"><text:span text:style-name="T1"><text:s text:c="12"/>set</text:span></text:p>
        </text:list-item>
        <text:list-item>
          <text:p text:style-name="P6"><text:span text:style-name="T1"><text:s text:c="12"/>{</text:span></text:p>
        </text:list-item>
        <text:list-item>
          <text:p text:style-name="P6"><text:span text:style-name="T1"><text:s text:c="15"/></text:span></text:p>
        </text:list-item>
        <text:list-item>
          <text:p text:style-name="P6"><text:span text:style-name="T1"><text:s text:c="16"/>decimal tmp;</text:span></text:p>
        </text:list-item>
        <text:list-item>
          <text:p text:style-name="P6"><text:span text:style-name="T1"><text:s text:c="16"/>if (!decimal.TryParse(cena_tmp.Replace('.',','), out tmp))// pienem . , ka dec atdalitaju</text:span></text:p>
        </text:list-item>
        <text:list-item>
          <text:p text:style-name="P6"><text:span text:style-name="T1"><text:s text:c="16"/>{</text:span></text:p>
        </text:list-item>
        <text:list-item>
          <text:p text:style-name="P6"><text:span text:style-name="T1"><text:s text:c="20"/>Console.WriteLine("ievadiet preces cenu!");</text:span></text:p>
        </text:list-item>
        <text:list-item>
          <text:p text:style-name="P6"><text:span text:style-name="T1"><text:s text:c="20"/>throw new ArgumentException("ievadiet preces cenu!");</text:span></text:p>
        </text:list-item>
        <text:list-item>
          <text:p text:style-name="P6"><text:span text:style-name="T1"><text:s text:c="16"/>}</text:span></text:p>
        </text:list-item>
        <text:list-item>
          <text:p text:style-name="P6"><text:span text:style-name="T1"><text:s text:c="16"/>Match match = Regex.Match(cena_tmp, @"^([1-9][0-9]*(?:[\.][0-9]*)?|0*\.0*[1-9][0-9]*)(?:[eE][+-][0-9]+)?$", //a.iii. - pozitīvs decimālskaitlis;</text:span></text:p>
        </text:list-item>
        <text:list-item>
          <text:p text:style-name="P6"><text:span text:style-name="T1"><text:s text:c="20"/>RegexOptions.IgnoreCase);</text:span></text:p>
        </text:list-item>
        <text:list-item>
          <text:p text:style-name="P6"><text:span text:style-name="T1"><text:s text:c="16"/>if (!match.Success)</text:span></text:p>
        </text:list-item>
        <text:list-item>
          <text:p text:style-name="P6"><text:span text:style-name="T1"><text:s text:c="16"/>{</text:span></text:p>
        </text:list-item>
        <text:list-item>
          <text:p text:style-name="P6"><text:span text:style-name="T1"><text:s text:c="20"/>Console.WriteLine("ievadiet preces cenu!");</text:span></text:p>
        </text:list-item>
        <text:list-item>
          <text:p text:style-name="P6"><text:span text:style-name="T1"><text:s text:c="20"/>throw new ArgumentException("preces parametrs: cenaa nav- pozitīvs decimālskaitlis;");</text:span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16"/>}</text:span></text:p>
        </text:list-item>
        <text:list-item>
          <text:p text:style-name="P6"><text:span text:style-name="T1"><text:s text:c="16"/>_cena = cena_tmp;</text:span></text:p>
        </text:list-item>
        <text:list-item>
          <text:p text:style-name="P6"><text:span text:style-name="T1"><text:s text:c="12"/>}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8"/>public string atlaide 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get</text:span></text:p>
        </text:list-item>
        <text:list-item>
          <text:p text:style-name="P6"><text:span text:style-name="T1"><text:s text:c="12"/>{</text:span></text:p>
        </text:list-item>
        <text:list-item>
          <text:p text:style-name="P6"><text:span text:style-name="T1"><text:s text:c="16"/>return _atlaide;</text:span></text:p>
        </text:list-item>
        <text:list-item>
          <text:p text:style-name="P6"><text:span text:style-name="T1"><text:s text:c="12"/>}</text:span></text:p>
        </text:list-item>
        <text:list-item>
          <text:p text:style-name="P6"><text:span text:style-name="T1"><text:s text:c="12"/>set</text:span></text:p>
        </text:list-item>
        <text:list-item>
          <text:p text:style-name="P6"><text:span text:style-name="T1"><text:s text:c="12"/>{</text:span></text:p>
        </text:list-item>
        <text:list-item>
          <text:p text:style-name="P6"><text:span text:style-name="T1"><text:s text:c="16"/>int tmp;</text:span></text:p>
        </text:list-item>
        <text:list-item>
          <text:p text:style-name="P6"><text:span text:style-name="T1"><text:s text:c="16"/>if (!int.TryParse(atlaide_tmp, out tmp))</text:span></text:p>
        </text:list-item>
        <text:list-item>
          <text:p text:style-name="P6"><text:span text:style-name="T1"><text:s text:c="16"/>{</text:span></text:p>
        </text:list-item>
        <text:list-item>
          <text:p text:style-name="P6"><text:span text:style-name="T1"><text:s text:c="20"/>Console.WriteLine("ievadiet korektu atlaidi!");</text:span></text:p>
        </text:list-item>
        <text:list-item>
          <text:p text:style-name="P6"><text:span text:style-name="T1"><text:s text:c="20"/>throw new ArgumentException("ievadiet korektu atlaidi!");</text:span></text:p>
        </text:list-item>
        <text:list-item>
          <text:p text:style-name="P6"><text:span text:style-name="T1"><text:s text:c="16"/>}</text:span></text:p>
        </text:list-item>
        <text:list-item>
          <text:p text:style-name="P6"><text:span text:style-name="T1"><text:s text:c="16"/>Match match = Regex.Match(atlaide_tmp, @"^[1-9][0-9]*$", //a.iv. pozitīvs naturāls</text:span></text:p>
        </text:list-item>
        <text:list-item>
          <text:p text:style-name="P6"><text:span text:style-name="T1"><text:s text:c="19"/>RegexOptions.IgnoreCase);</text:span></text:p>
        </text:list-item>
        <text:list-item>
          <text:p text:style-name="P6"><text:span text:style-name="T1"><text:s text:c="16"/>if (!match.Success)</text:span></text:p>
        </text:list-item>
        <text:list-item>
          <text:p text:style-name="P6"><text:span text:style-name="T1"><text:s text:c="16"/>{</text:span></text:p>
        </text:list-item>
        <text:list-item>
          <text:p text:style-name="P6"><text:span text:style-name="T1"><text:s text:c="20"/>Console.WriteLine("ievadiet korektu atlaidi!");</text:span></text:p>
        </text:list-item>
        <text:list-item>
          <text:p text:style-name="P6"><text:span text:style-name="T1"><text:s text:c="20"/>throw new ArgumentException("ievadiet korektu atlaidi!");</text:span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16"/>}</text:span></text:p>
        </text:list-item>
        <text:list-item>
          <text:p text:style-name="P6"><text:soft-page-break/><text:span text:style-name="T1"><text:s text:c="16"/>_atlaide = atlaide_tmp;</text:span></text:p>
        </text:list-item>
        <text:list-item>
          <text:p text:style-name="P6"><text:span text:style-name="T1"><text:s text:c="12"/>}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3"/></text:span></text:p>
        </text:list-item>
        <text:list-item>
          <text:p text:style-name="P6"><text:span text:style-name="T1"><text:s text:c="8"/>public Prece() { }</text:span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8"/>public Prece(string kods, string nosaukums, string cena, string atlaide)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</text:span></text:p>
        </text:list-item>
        <text:list-item>
          <text:p text:style-name="P6"><text:span text:style-name="T1"><text:s text:c="12"/>kods_tmp = kods;</text:span></text:p>
        </text:list-item>
        <text:list-item>
          <text:p text:style-name="P6"><text:span text:style-name="T1"><text:s text:c="12"/>nosaukums_tmp = nosaukums;</text:span></text:p>
        </text:list-item>
        <text:list-item>
          <text:p text:style-name="P6"><text:span text:style-name="T1"><text:s text:c="12"/>cena_tmp = cena;</text:span></text:p>
        </text:list-item>
        <text:list-item>
          <text:p text:style-name="P6"><text:span text:style-name="T1"><text:s text:c="12"/>atlaide_tmp = atlaide;</text:span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12"/>this.kods = kods;</text:span></text:p>
        </text:list-item>
        <text:list-item>
          <text:p text:style-name="P6"><text:span text:style-name="T1"><text:s text:c="12"/>this.nosaukums = nosaukums;</text:span></text:p>
        </text:list-item>
        <text:list-item>
          <text:p text:style-name="P6"><text:span text:style-name="T1"><text:s text:c="12"/>this.cena = cena;</text:span></text:p>
        </text:list-item>
        <text:list-item>
          <text:p text:style-name="P6"><text:span text:style-name="T1"><text:s text:c="12"/>this.atlaide = atlaide;</text:span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4"/>}</text:span></text:p>
        </text:list-item>
        <text:list-item>
          <text:p text:style-name="P6"><text:span text:style-name="T1"><text:s text:c="4"/>/// &lt;summary&gt;</text:span></text:p>
        </text:list-item>
        <text:list-item>
          <text:p text:style-name="P6"><text:span text:style-name="T1"><text:s text:c="4"/>/// klase pirkums sastāv no saraksta ar precēm un </text:span></text:p>
        </text:list-item>
        <text:list-item>
          <text:p text:style-name="P6"><text:span text:style-name="T1"><text:s text:c="4"/>/// &lt;/summary&gt;</text:span></text:p>
        </text:list-item>
        <text:list-item>
          <text:p text:style-name="P6"><text:span text:style-name="T1"><text:s text:c="4"/>class pirkums</text:span></text:p>
        </text:list-item>
        <text:list-item>
          <text:p text:style-name="P6"><text:span text:style-name="T1"><text:s text:c="4"/>{</text:span></text:p>
        </text:list-item>
        <text:list-item>
          <text:p text:style-name="P6"><text:span text:style-name="T1"><text:s text:c="8"/>public <text:s/>List&lt;Prece&gt; ceks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get;</text:span></text:p>
        </text:list-item>
        <text:list-item>
          <text:p text:style-name="P6"><text:span text:style-name="T1"><text:s text:c="12"/>set;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8"/>public Boolean irKarte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get;</text:span></text:p>
        </text:list-item>
        <text:list-item>
          <text:p text:style-name="P6"><text:span text:style-name="T1"><text:s text:c="12"/>set;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/></text:p>
        </text:list-item>
        <text:list-item>
          <text:p text:style-name="P6"><text:span text:style-name="T1"><text:s text:c="4"/>}</text:span></text:p>
        </text:list-item>
        <text:list-item>
          <text:p text:style-name="P6"><text:span text:style-name="T1"><text:s text:c="4"/>/// &lt;summary&gt;</text:span></text:p>
        </text:list-item>
        <text:list-item>
          <text:p text:style-name="P6"><text:span text:style-name="T1"><text:s text:c="4"/>/// klase lai definetu precu veidus</text:span></text:p>
        </text:list-item>
        <text:list-item>
          <text:p text:style-name="P6"><text:span text:style-name="T1"><text:s text:c="4"/>/// &lt;/summary&gt;</text:span></text:p>
        </text:list-item>
        <text:list-item>
          <text:p text:style-name="P6"><text:span text:style-name="T1"><text:s text:c="4"/>class Veids</text:span></text:p>
        </text:list-item>
        <text:list-item>
          <text:p text:style-name="P6"><text:span text:style-name="T1"><text:s text:c="4"/>{</text:span></text:p>
        </text:list-item>
        <text:list-item>
          <text:p text:style-name="P6"><text:span text:style-name="T1"><text:s text:c="8"/>public string koda_formats// Tiks izmantota regex funkcija (regular expresions klase)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get;</text:span></text:p>
        </text:list-item>
        <text:list-item>
          <text:p text:style-name="P6"><text:span text:style-name="T1"><text:s text:c="12"/>set;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8"/>public string nos_formats// Tiks izmantota regex funkcija (regular expresions klase)</text:span></text:p>
        </text:list-item>
        <text:list-item>
          <text:p text:style-name="P6"><text:soft-page-break/><text:span text:style-name="T1"><text:s text:c="8"/>{</text:span></text:p>
        </text:list-item>
        <text:list-item>
          <text:p text:style-name="P6"><text:span text:style-name="T1"><text:s text:c="12"/>get;</text:span></text:p>
        </text:list-item>
        <text:list-item>
          <text:p text:style-name="P6"><text:span text:style-name="T1"><text:s text:c="12"/>set;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8"/>public Veids() { }</text:span></text:p>
        </text:list-item>
        <text:list-item>
          <text:p text:style-name="P6"><text:span text:style-name="T1"><text:s text:c="8"/>public Veids(string koda_f, string nosauk_f)</text:span></text:p>
        </text:list-item>
        <text:list-item>
          <text:p text:style-name="P6"><text:span text:style-name="T1"><text:s text:c="8"/>{</text:span></text:p>
        </text:list-item>
        <text:list-item>
          <text:p text:style-name="P6"><text:span text:style-name="T1"><text:s text:c="12"/>koda_formats = koda_f;</text:span></text:p>
        </text:list-item>
        <text:list-item>
          <text:p text:style-name="P6"><text:span text:style-name="T1"><text:s text:c="12"/>nos_formats = nosauk_f;</text:span></text:p>
        </text:list-item>
        <text:list-item>
          <text:p text:style-name="P6"><text:span text:style-name="T1"><text:s text:c="8"/>}</text:span></text:p>
        </text:list-item>
        <text:list-item>
          <text:p text:style-name="P6"><text:span text:style-name="T1"><text:s text:c="4"/>}</text:span></text:p>
        </text:list-item>
        <text:list-item>
          <text:p text:style-name="P6"><text:span text:style-name="T1">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lv" fo:country="LV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lv" fo:country="LV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lv" style:country-asian="LV" style:font-name-complex="Times New Roman1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dis Pavļukevičs</meta:initial-creator>
    <meta:editing-cycles>2</meta:editing-cycles>
    <meta:creation-date>2015-03-16T09:13:00</meta:creation-date>
    <dc:date>2016-08-25T02:16:15.76</dc:date>
    <meta:editing-duration>P0D</meta:editing-duration>
    <meta:generator>OpenOffice/4.1.1$Win32 OpenOffice.org_project/411m6$Build-9775</meta:generator>
    <meta:document-statistic meta:table-count="1" meta:image-count="0" meta:object-count="0" meta:page-count="6" meta:paragraph-count="240" meta:word-count="983" meta:character-count="87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